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6600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/>
    <style:style style:name="ce9" style:family="table-cell" style:parent-style-name="Default" style:data-style-name="N14"/>
    <style:style style:name="ce10" style:family="table-cell" style:parent-style-name="Default" style:data-style-name="N0">
      <style:table-cell-properties style:vertical-align="middle" fo:wrap-option="wrap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style:vertical-align="middle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47pt" style:use-optimal-row-height="false" fo:break-before="auto"/>
    </style:style>
    <style:style style:name="ro3" style:family="table-row">
      <style:table-row-properties style:row-height="50pt" style:use-optimal-row-height="fals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2mars2019" table:style-name="ta1">
        <table:table-column table:style-name="co1" table:default-cell-style-name="ce1"/>
        <table:table-column table:style-name="co2" table:number-columns-repeated="20" table:default-cell-style-name="ce1"/>
        <table:table-column table:style-name="co3" table:number-columns-repeated="16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1" table:number-rows-spanned="1" table:style-name="ce3">
            <text:p>Laser powers</text:p>
          </table:table-cell>
          <table:covered-table-cell table:number-columns-repeated="20"/>
          <table:table-cell table:number-columns-repeated="16363"/>
        </table:table-row>
        <table:table-row table:style-name="ro2">
          <table:table-cell office:value-type="string" table:number-columns-spanned="14" table:number-rows-spanned="1" table:style-name="ce3">
            <text:p>Excitation Lasers</text:p>
          </table:table-cell>
          <table:covered-table-cell table:number-columns-repeated="13"/>
          <table:table-cell office:value-type="string" table:number-columns-spanned="7" table:number-rows-spanned="1" table:style-name="ce3">
            <text:p>STED Lasers</text:p>
          </table:table-cell>
          <table:covered-table-cell table:number-columns-repeated="6"/>
          <table:table-cell table:number-columns-repeated="16363"/>
        </table:table-row>
        <table:table-row table:style-name="ro1">
          <table:table-cell office:value-type="string" table:number-columns-spanned="2" table:number-rows-spanned="1" table:style-name="ce4">
            <text:p>40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48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18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61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650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9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775 nm</text:p>
          </table:table-cell>
          <table:covered-table-cell/>
          <table:table-cell table:number-columns-repeated="16364" table:style-name="ce1"/>
        </table:table-row>
        <table:table-row table:style-name="ro3"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number-columns-repeated="1636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5mW</text:p>
          </table:table-cell>
          <table:table-cell office:value-type="string" table:style-name="ce1">
            <text:p>59.2 u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8.7 u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0.45 u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1.08 u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3.3 u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200 uW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140 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7.8 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.19 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2.74 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6.52 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412 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65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18uW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27.4 uW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1.84 uW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5.04 uW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9,78 uW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645 uW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65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301 uW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36.8 uW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2.6 uW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6.53 uW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12.9 uW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872 uW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6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385 uW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45.6 uW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3.36 uW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8.18 uW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15.7 uW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1.11 mW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65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475uW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54.8 uW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4.1 uW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9.95 uW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18.7 uW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1.33 mW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65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553 uW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63.5 uW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4.88 uW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11.8 uW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21.5 uW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1.55 mW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65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642 uW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72.3 uW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5.69 uW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13.7 uW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24.1 uW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1.78 mW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16365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725 uW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81.2 uW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6.5 uW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15.6 uW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26.1 uW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2 mW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number-columns-repeated="16365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805 uW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89.1 uW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7.3 uW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17.5 uW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28 uW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2.22 mW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65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900 uW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97.3 uW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8.08 uW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19.4 uW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30 uW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2.43 mW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number-columns-repeated="1636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982 uW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105 uW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8.83 uW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21.3 uW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31.6 uW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2.55 mW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6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1.08 mW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113 uW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9.52 uW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23.1 uW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32.8 uW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2.79 mW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number-columns-repeated="1636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1.16 mW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120 uW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10. 1 uW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24.8 uW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33.6 uW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3 mW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6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1.28 mW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127 uW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10.7 uW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26.4 uW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34.2 uW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3.22 mW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number-columns-repeated="1636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.38 mW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1">
            <text:p>134 uW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1">
            <text:p>11.2 uW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1">
            <text:p>27.9 uW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1">
            <text:p>34.2 uW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1">
            <text:p>3.45 mW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1.47 mW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1">
            <text:p>140 uW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1">
            <text:p>11.7 uW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1">
            <text:p>30 uW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1">
            <text:p>32.2 uW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1">
            <text:p>3.61 mW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.54 mW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146 uW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12.1 uW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31.8 uW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38 uW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3.85 mW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1636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.63 mW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string" table:style-name="ce1">
            <text:p>150 uW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string" table:style-name="ce1">
            <text:p>12.3 uW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string" table:style-name="ce1">
            <text:p>33.2 uW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string" table:style-name="ce1">
            <text:p>4.03 mW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6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1.72 mW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54 uW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2.1 uW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34.9 uW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4.13 mW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1636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1.81 mW</text:p>
          </table:table-cell>
          <table:table-cell table:number-columns-repeated="16382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1.90 mW</text:p>
          </table:table-cell>
          <table:table-cell table:number-columns-repeated="16382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 mW</text:p>
          </table:table-cell>
          <table:table-cell table:number-columns-repeated="16382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2.1 mW</text:p>
          </table:table-cell>
          <table:table-cell table:number-columns-repeated="16382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2.1 mW</text:p>
          </table:table-cell>
          <table:table-cell table:number-columns-repeated="16382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17avril2019" table:style-name="ta1">
        <table:table-column table:style-name="co1" table:default-cell-style-name="ce1"/>
        <table:table-column table:style-name="co2" table:number-columns-repeated="19" table:default-cell-style-name="ce1"/>
        <table:table-column table:style-name="co3" table:number-columns-repeated="16364" table:default-cell-style-name="ce1"/>
        <table:table-row table:style-name="ro1">
          <table:table-cell office:value-type="string" table:number-columns-spanned="2" table:number-rows-spanned="1" table:style-name="ce4">
            <text:p>40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48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18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61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650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9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775 nm</text:p>
          </table:table-cell>
          <table:covered-table-cell/>
          <table:table-cell table:number-columns-repeated="16364"/>
        </table:table-row>
        <table:table-row table:style-name="ro4"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number-columns-repeated="16364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uW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uW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uW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uW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5">
            <text:p>122uW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336mW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5mW</text:p>
          </table:table-cell>
          <table:table-cell office:value-type="string" table:style-name="ce1">
            <text:p>40.1 u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.9" table:style-name="ce1">
            <text:p>9.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3" table:style-name="ce1">
            <text:p>1.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5">
            <text:p>111.4 mW</text:p>
          </table:table-cell>
          <table:table-cell office:value-type="string" table:style-name="ce1">
            <text:p>16.3mW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473mW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97.8 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9.7" table:style-name="ce1">
            <text:p>19.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3" table:style-name="ce1">
            <text:p>1.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.3" table:style-name="ce1">
            <text:p>3.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.5" table:style-name="ce1">
            <text:p>7.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5">
            <text:p>225.8mW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65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9.9" table:style-name="ce1">
            <text:p>29.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6.2" table:style-name="ce1">
            <text:p>6.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1.2" table:style-name="ce1">
            <text:p>11.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5">
            <text:p>345.7mW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table:number-columns-repeated="16365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14" table:style-name="ce1">
            <text:p>21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.4" table:style-name="ce1">
            <text:p>40.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.8" table:style-name="ce1">
            <text:p>2.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8.1999999999999993" table:style-name="ce1">
            <text:p>8.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4.8" table:style-name="ce1">
            <text:p>14.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5">
            <text:p>458mW</text:p>
          </table:table-cell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table:number-columns-repeated="1636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75" table:style-name="ce1">
            <text:p>2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.6" table:style-name="ce1">
            <text:p>3.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0.4" table:style-name="ce1">
            <text:p>10.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8.2" table:style-name="ce1">
            <text:p>18.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3.8" table:style-name="ce1">
            <text:p>83.8</text:p>
          </table:table-cell>
          <table:table-cell office:value-type="float" office:value="25" table:style-name="ce1">
            <text:p>25</text:p>
          </table:table-cell>
          <table:table-cell table:number-columns-repeated="16365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4" table:style-name="ce1">
            <text:p>33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8.6" table:style-name="ce1">
            <text:p>58.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.4000000000000004" table:style-name="ce1">
            <text:p>4.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.8" table:style-name="ce1">
            <text:p>12.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1.5" table:style-name="ce1">
            <text:p>21.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1.2" table:style-name="ce1">
            <text:p>101.2</text:p>
          </table:table-cell>
          <table:table-cell office:value-type="float" office:value="30" table:style-name="ce1">
            <text:p>30</text:p>
          </table:table-cell>
          <table:table-cell table:number-columns-repeated="16365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99" table:style-name="ce1">
            <text:p>39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8.7" table:style-name="ce1">
            <text:p>68.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5.2" table:style-name="ce1">
            <text:p>5.2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5.3" table:style-name="ce1">
            <text:p>15.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4.8" table:style-name="ce1">
            <text:p>24.8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17.8" table:style-name="ce1">
            <text:p>117.8</text:p>
          </table:table-cell>
          <table:table-cell office:value-type="float" office:value="35" table:style-name="ce1">
            <text:p>35</text:p>
          </table:table-cell>
          <table:table-cell table:number-columns-repeated="16365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51" table:style-name="ce1">
            <text:p>45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78.8" table:style-name="ce1">
            <text:p>78.8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.1" table:style-name="ce1">
            <text:p>6.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7.8" table:style-name="ce1">
            <text:p>27.8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34.80000000000001" table:style-name="ce1">
            <text:p>134.8</text:p>
          </table:table-cell>
          <table:table-cell office:value-type="float" office:value="40" table:style-name="ce1">
            <text:p>40</text:p>
          </table:table-cell>
          <table:table-cell table:number-columns-repeated="16365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05" table:style-name="ce1">
            <text:p>50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8.4" table:style-name="ce1">
            <text:p>88.4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.9" table:style-name="ce1">
            <text:p>6.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0.6" table:style-name="ce1">
            <text:p>20.6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30.3" table:style-name="ce1">
            <text:p>30.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45" table:style-name="ce1">
            <text:p>45</text:p>
          </table:table-cell>
          <table:table-cell table:number-columns-repeated="16365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67" table:style-name="ce1">
            <text:p>56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7.8" table:style-name="ce1">
            <text:p>97.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.8" table:style-name="ce1">
            <text:p>7.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3.2" table:style-name="ce1">
            <text:p>23.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2.549999999999997" table:style-name="ce1">
            <text:p>32.5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50" table:style-name="ce1">
            <text:p>50</text:p>
          </table:table-cell>
          <table:table-cell table:number-columns-repeated="16365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29" table:style-name="ce1">
            <text:p>629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8.6999999999999993" table:style-name="ce1">
            <text:p>8.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25.8" table:style-name="ce1">
            <text:p>25.8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34.799999999999997" table:style-name="ce1">
            <text:p>34.8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55" table:style-name="ce1">
            <text:p>55</text:p>
          </table:table-cell>
          <table:table-cell table:number-columns-repeated="16365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90" table:style-name="ce1">
            <text:p>69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15.3" table:style-name="ce1">
            <text:p>115.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.5" table:style-name="ce1">
            <text:p>9.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8.3" table:style-name="ce1">
            <text:p>28.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60" table:style-name="ce1">
            <text:p>60</text:p>
          </table:table-cell>
          <table:table-cell table:number-columns-repeated="16365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45" table:style-name="ce1">
            <text:p>745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23.3" table:style-name="ce1">
            <text:p>123.3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30.8" table:style-name="ce1">
            <text:p>30.8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38.200000000000003" table:style-name="ce1">
            <text:p>38.2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65" table:style-name="ce1">
            <text:p>65</text:p>
          </table:table-cell>
          <table:table-cell table:number-columns-repeated="16365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22" table:style-name="ce1">
            <text:p>82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31.19999999999999" table:style-name="ce1">
            <text:p>131.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0.9" table:style-name="ce1">
            <text:p>10.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3.200000000000003" table:style-name="ce1">
            <text:p>33.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9.6" table:style-name="ce1">
            <text:p>39.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70" table:style-name="ce1">
            <text:p>70</text:p>
          </table:table-cell>
          <table:table-cell table:number-columns-repeated="1636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92" table:style-name="ce1">
            <text:p>89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38.5" table:style-name="ce1">
            <text:p>138.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1.5" table:style-name="ce1">
            <text:p>11.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35.5" table:style-name="ce1">
            <text:p>35.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40.700000000000003" table:style-name="ce1">
            <text:p>40.7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75" table:style-name="ce1">
            <text:p>75</text:p>
          </table:table-cell>
          <table:table-cell table:number-columns-repeated="1636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62" table:style-name="ce1">
            <text:p>96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45.6" table:style-name="ce6">
            <text:p>145.6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.1" table:style-name="ce1">
            <text:p>12.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37.6" table:style-name="ce1">
            <text:p>37.6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41.3" table:style-name="ce1">
            <text:p>41.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80" table:style-name="ce1">
            <text:p>80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1.010 mW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53" table:style-name="ce6">
            <text:p>15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2.7" table:style-name="ce1">
            <text:p>12.7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40.700000000000003" table:style-name="ce1">
            <text:p>40.7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41.1" table:style-name="ce6">
            <text:p>41.1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85" table:style-name="ce1">
            <text:p>85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0649999999999999" table:style-name="ce1">
            <text:p>1.06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59" table:style-name="ce6">
            <text:p>159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3.2" table:style-name="ce1">
            <text:p>13.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43.4" table:style-name="ce1">
            <text:p>43.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style-name="ce6"/>
          <table:table-cell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90" table:style-name="ce1">
            <text:p>90</text:p>
          </table:table-cell>
          <table:table-cell table:number-columns-repeated="1636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125" table:style-name="ce1">
            <text:p>1125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64" table:style-name="ce6">
            <text:p>164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3.4" table:style-name="ce1">
            <text:p>13.4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45.6" table:style-name="ce1">
            <text:p>45.6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style-name="ce6"/>
          <table:table-cell table:style-name="ce1"/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95" table:style-name="ce1">
            <text:p>95</text:p>
          </table:table-cell>
          <table:table-cell table:number-columns-repeated="1636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1859999999999999" table:style-name="ce1">
            <text:p>1.18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70" table:style-name="ce6">
            <text:p>17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3" table:style-name="ce6">
            <text:p>1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8.4" table:style-name="ce1">
            <text:p>48.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6"/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100" table:style-name="ce1">
            <text:p>100</text:p>
          </table:table-cell>
          <table:table-cell table:number-columns-repeated="1636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24" table:style-name="ce1">
            <text:p>1.24</text:p>
          </table:table-cell>
          <table:table-cell table:number-columns-repeated="16382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049999999999999" table:style-name="ce1">
            <text:p>1.305</text:p>
          </table:table-cell>
          <table:table-cell table:number-columns-repeated="2" table:style-name="ce1"/>
          <table:table-cell office:value-type="string" table:style-name="ce6">
            <text:p>Not stable values</text:p>
          </table:table-cell>
          <table:table-cell table:number-columns-repeated="16379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375" table:style-name="ce1">
            <text:p>1.375</text:p>
          </table:table-cell>
          <table:table-cell table:number-columns-repeated="16382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43" table:style-name="ce1">
            <text:p>1.43</text:p>
          </table:table-cell>
          <table:table-cell table:number-columns-repeated="16382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table:number-columns-repeated="16383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19juin2019" table:style-name="ta1">
        <table:table-column table:style-name="co1" table:default-cell-style-name="ce1"/>
        <table:table-column table:style-name="co2" table:number-columns-repeated="19" table:default-cell-style-name="ce1"/>
        <table:table-column table:style-name="co3" table:number-columns-repeated="1636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4">
            <text:p>40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48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18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61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640 nm</text:p>
          </table:table-cell>
          <table:covered-table-cell/>
          <table:table-cell table:style-name="ce1"/>
          <table:table-cell office:value-type="float" office:value="595" table:number-columns-spanned="2" table:number-rows-spanned="1" table:style-name="ce4">
            <text:p>595</text:p>
          </table:table-cell>
          <table:covered-table-cell/>
          <table:table-cell table:style-name="ce1"/>
          <table:table-cell office:value-type="float" office:value="775" table:number-columns-spanned="2" table:number-rows-spanned="1" table:style-name="ce4">
            <text:p>775</text:p>
          </table:table-cell>
          <table:covered-table-cell/>
          <table:table-cell table:number-columns-repeated="16364"/>
        </table:table-row>
        <table:table-row table:style-name="ro4">
          <table:table-cell office:value-type="string" table:style-name="ce2">
            <text:p>Power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5mW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.4500000000000002" table:style-name="ce1">
            <text:p>2.4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57999999999999996" table:style-name="ce1">
            <text:p>0.5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.91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.3" table:style-name="ce1">
            <text:p>4.3</text:p>
          </table:table-cell>
          <table:table-cell office:value-type="string" table:style-name="ce6">
            <text:p>Takes 10 min to climb to this val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.2uW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85uW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.15" table:style-name="ce1">
            <text:p>5.1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.35" table:style-name="ce1">
            <text:p>1.3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.32" table:style-name="ce1">
            <text:p>4.3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11.4m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111mW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7.57" table:style-name="ce1">
            <text:p>7.5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15" table:style-name="ce1">
            <text:p>2.1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.47" table:style-name="ce1">
            <text:p>6.4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23.1" table:style-name="ce1">
            <text:p>23.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23" table:style-name="ce1">
            <text:p>223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0" table:style-name="ce1">
            <text:p>34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.05" table:style-name="ce1">
            <text:p>3.0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.83" table:style-name="ce1">
            <text:p>8.8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37" table:style-name="ce1">
            <text:p>337</text:p>
          </table:table-cell>
          <table:table-cell table:number-columns-repeated="1636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48" table:style-name="ce1">
            <text:p>44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.6" table:style-name="ce1">
            <text:p>12.6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.08" table:style-name="ce1">
            <text:p>4.0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1.2" table:style-name="ce1">
            <text:p>11.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71.2" table:style-name="ce1">
            <text:p>71.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50" table:style-name="ce1">
            <text:p>450</text:p>
          </table:table-cell>
          <table:table-cell table:number-columns-repeated="1636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56" table:style-name="ce1">
            <text:p>55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4.8" table:style-name="ce1">
            <text:p>14.8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3.4" table:style-name="ce1">
            <text:p>13.4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94.8" table:style-name="ce1">
            <text:p>94.8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73" table:style-name="ce1">
            <text:p>473</text:p>
          </table:table-cell>
          <table:table-cell table:number-columns-repeated="1636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35" table:style-name="ce1">
            <text:p>63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5.8" table:style-name="ce1">
            <text:p>5.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5.4" table:style-name="ce1">
            <text:p>15.4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118" table:style-name="ce1">
            <text:p>118</text:p>
          </table:table-cell>
          <table:table-cell table:number-columns-repeated="1636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40" table:style-name="ce1">
            <text:p>74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9.3" table:style-name="ce1">
            <text:p>19.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6.6" table:style-name="ce1">
            <text:p>6.6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7.2" table:style-name="ce1">
            <text:p>17.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142" table:style-name="ce1">
            <text:p>142</text:p>
          </table:table-cell>
          <table:table-cell table:number-columns-repeated="2" table:style-name="ce1"/>
          <table:table-cell office:value-type="string" table:style-name="ce1">
            <text:p>PowerMeter set to 640nm</text:p>
          </table:table-cell>
          <table:table-cell table:number-columns-repeated="1636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40" table:style-name="ce1">
            <text:p>84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1.2" table:style-name="ce1">
            <text:p>21.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7.35" table:style-name="ce1">
            <text:p>7.3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.3" table:style-name="ce1">
            <text:p>19.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167" table:style-name="ce1">
            <text:p>167</text:p>
          </table:table-cell>
          <table:table-cell table:number-columns-repeated="1636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30" table:style-name="ce1">
            <text:p>9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7.6" table:style-name="ce1">
            <text:p>7.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0.7" table:style-name="ce1">
            <text:p>20.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191" table:style-name="ce1">
            <text:p>191</text:p>
          </table:table-cell>
          <table:table-cell table:number-columns-repeated="16367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1.04mW</text:p>
          </table:table-cell>
          <table:table-cell table:number-columns-repeated="13" table:style-name="ce1"/>
          <table:table-cell office:value-type="float" office:value="90" table:style-name="ce1">
            <text:p>90</text:p>
          </table:table-cell>
          <table:table-cell office:value-type="float" office:value="214" table:style-name="ce1">
            <text:p>214</text:p>
          </table:table-cell>
          <table:table-cell table:number-columns-repeated="16367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1399999999999999" table:style-name="ce1">
            <text:p>1.14</text:p>
          </table:table-cell>
          <table:table-cell table:number-columns-repeated="7" table:style-name="ce1"/>
          <table:table-cell office:value-type="string" table:style-name="ce6">
            <text:p>Facteur 2 trop faible</text:p>
          </table:table-cell>
          <table:table-cell table:style-name="ce6"/>
          <table:table-cell table:number-columns-repeated="4" table:style-name="ce1"/>
          <table:table-cell office:value-type="float" office:value="100" table:style-name="ce1">
            <text:p>100</text:p>
          </table:table-cell>
          <table:table-cell office:value-type="float" office:value="230" table:style-name="ce1">
            <text:p>230</text:p>
          </table:table-cell>
          <table:table-cell table:number-columns-repeated="16367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.25" table:style-name="ce1">
            <text:p>1.25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.37" table:style-name="ce1">
            <text:p>1.37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.48" table:style-name="ce1">
            <text:p>1.48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69" table:style-name="ce1">
            <text:p>1.69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78" table:style-name="ce1">
            <text:p>1.78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88" table:style-name="ce1">
            <text:p>1.88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98" table:style-name="ce1">
            <text:p>1.98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08" table:style-name="ce1">
            <text:p>2.08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.1800000000000002" table:style-name="ce1">
            <text:p>2.18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2999999999999998" table:style-name="ce1">
            <text:p>2.3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.41" table:style-name="ce1">
            <text:p>2.41</text:p>
          </table:table-cell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  <table:table table:name="26juillet2019" table:style-name="ta1">
        <table:table-column table:style-name="co2" table:number-columns-repeated="22" table:default-cell-style-name="ce1"/>
        <table:table-column table:style-name="co3" table:number-columns-repeated="1636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4">
            <text:p>40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48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18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61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640 nm</text:p>
          </table:table-cell>
          <table:covered-table-cell/>
          <table:table-cell table:style-name="ce1"/>
          <table:table-cell office:value-type="float" office:value="595" table:number-columns-spanned="2" table:number-rows-spanned="1" table:style-name="ce4">
            <text:p>595</text:p>
          </table:table-cell>
          <table:covered-table-cell/>
          <table:table-cell table:style-name="ce1"/>
          <table:table-cell office:value-type="float" office:value="775" table:number-columns-spanned="2" table:number-rows-spanned="1" table:style-name="ce4">
            <text:p>775</text:p>
          </table:table-cell>
          <table:covered-table-cell/>
          <table:table-cell table:number-columns-repeated="16364" table:style-name="ce1"/>
        </table:table-row>
        <table:table-row table:style-name="ro4">
          <table:table-cell office:value-type="string" table:style-name="ce2">
            <text:p>Power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5mW</text:p>
          </table:table-cell>
          <table:table-cell office:value-type="string" table:style-name="ce1">
            <text:p>63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.25" table:style-name="ce1">
            <text:p>3.2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2.9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250nW-4.5u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16.3m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22.1mW</text:p>
          </table:table-cell>
          <table:table-cell office:value-type="string" table:number-columns-spanned="1" table:number-rows-spanned="4" table:style-name="ce7">
            <text:p>SLM off</text:p>
          </table:table-cell>
          <table:table-cell office:value-type="float" office:value="22.2" table:style-name="ce1">
            <text:p>22.2</text:p>
          </table:table-cell>
          <table:table-cell table:number-columns-repeated="1636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.8" table:style-name="ce1">
            <text:p>6.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6.52" table:style-name="ce1">
            <text:p>6.5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3.1" table:style-name="ce1">
            <text:p>33.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4.4" table:style-name="ce1">
            <text:p>44.4</text:p>
          </table:table-cell>
          <table:covered-table-cell/>
          <table:table-cell office:value-type="float" office:value="44.5" table:style-name="ce1">
            <text:p>44.5</text:p>
          </table:table-cell>
          <table:table-cell table:number-columns-repeated="16362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9.75" table:style-name="ce1">
            <text:p>9.7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3.3" table:style-name="ce1">
            <text:p>13.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0.7" table:style-name="ce1">
            <text:p>50.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covered-table-cell/>
          <table:table-cell office:value-type="float" office:value="67.2" table:style-name="ce1">
            <text:p>67.2</text:p>
          </table:table-cell>
          <table:table-cell table:number-columns-repeated="1636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2" table:style-name="ce1">
            <text:p>34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3.5" table:style-name="ce1">
            <text:p>13.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3.2" table:style-name="ce1">
            <text:p>13.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7.400000000000006" table:style-name="ce1">
            <text:p>67.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89.6" table:style-name="ce1">
            <text:p>89.6</text:p>
          </table:table-cell>
          <table:covered-table-cell/>
          <table:table-cell office:value-type="float" office:value="89.8" table:style-name="ce1">
            <text:p>89.8</text:p>
          </table:table-cell>
          <table:table-cell table:number-columns-repeated="16362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16.8" table:style-name="ce1">
            <text:p>16.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16.7" table:style-name="ce1">
            <text:p>16.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0.5" table:style-name="ce1">
            <text:p>20.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84.4" table:style-name="ce1">
            <text:p>84.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113" table:style-name="ce1">
            <text:p>113</text:p>
          </table:table-cell>
          <table:table-cell table:number-columns-repeated="1636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32" table:style-name="ce1">
            <text:p>53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9.899999999999999" table:style-name="ce1">
            <text:p>19.9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20.100000000000001" table:style-name="ce1">
            <text:p>20.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3.3" table:style-name="ce1">
            <text:p>23.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137" table:style-name="ce1">
            <text:p>137</text:p>
          </table:table-cell>
          <table:table-cell table:number-columns-repeated="16362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22.6" table:style-name="ce1">
            <text:p>22.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23.3" table:style-name="ce1">
            <text:p>23.3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5.3" table:style-name="ce1">
            <text:p>25.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158" table:style-name="ce1">
            <text:p>158</text:p>
          </table:table-cell>
          <table:table-cell table:number-columns-repeated="1636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35" table:style-name="ce1">
            <text:p>73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5.4" table:style-name="ce1">
            <text:p>25.4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5.9" table:style-name="ce6">
            <text:p>25.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181" table:style-name="ce1">
            <text:p>181</text:p>
          </table:table-cell>
          <table:table-cell table:number-columns-repeated="16362"/>
        </table:table-row>
        <table:table-row table:style-name="ro1"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28.3" table:style-name="ce1">
            <text:p>28.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29.2" table:style-name="ce1">
            <text:p>29.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6" table:style-name="ce6">
            <text:p>26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204" table:style-name="ce1">
            <text:p>20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26" table:style-name="ce1">
            <text:p>92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1.3" table:style-name="ce1">
            <text:p>31.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31.4" table:style-name="ce1">
            <text:p>31.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6"/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227" table:style-name="ce1">
            <text:p>227</text:p>
          </table:table-cell>
          <table:table-cell table:number-columns-repeated="16362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14" table:style-name="ce1"/>
          <table:table-cell office:value-type="float" office:value="55" table:style-name="ce1">
            <text:p>55</text:p>
          </table:table-cell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float" office:value="250" table:style-name="ce1">
            <text:p>250</text:p>
          </table:table-cell>
          <table:table-cell table:number-columns-repeated="1636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1.11mW</text:p>
          </table:table-cell>
          <table:table-cell table:number-columns-repeated="2" table:style-name="ce1"/>
          <table:table-cell office:value-type="string" table:style-name="ce1">
            <text:p>units uW</text:p>
          </table:table-cell>
          <table:table-cell table:number-columns-repeated="10" table:style-name="ce1"/>
          <table:table-cell office:value-type="float" office:value="60" table:style-name="ce1">
            <text:p>60</text:p>
          </table:table-cell>
          <table:table-cell office:value-type="float" office:value="205" table:style-name="ce1">
            <text:p>20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277" table:style-name="ce1">
            <text:p>277</text:p>
          </table:table-cell>
          <table:table-cell table:number-columns-repeated="16362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14" table:style-name="ce1"/>
          <table:table-cell office:value-type="float" office:value="65" table:style-name="ce1">
            <text:p>65</text:p>
          </table:table-cell>
          <table:table-cell office:value-type="float" office:value="223" table:style-name="ce1">
            <text:p>223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302" table:style-name="ce1">
            <text:p>302</text:p>
          </table:table-cell>
          <table:table-cell table:number-columns-repeated="1636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.33" table:style-name="ce1">
            <text:p>1.33</text:p>
          </table:table-cell>
          <table:table-cell table:number-columns-repeated="13" table:style-name="ce1"/>
          <table:table-cell office:value-type="float" office:value="70" table:style-name="ce1">
            <text:p>70</text:p>
          </table:table-cell>
          <table:table-cell office:value-type="float" office:value="241" table:style-name="ce1">
            <text:p>24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324" table:style-name="ce1">
            <text:p>324</text:p>
          </table:table-cell>
          <table:table-cell table:number-columns-repeated="16362"/>
        </table:table-row>
        <table:table-row table:style-name="ro1">
          <table:table-cell office:value-type="float" office:value="75" table:style-name="ce1">
            <text:p>75</text:p>
          </table:table-cell>
          <table:table-cell table:number-columns-repeated="14" table:style-name="ce1"/>
          <table:table-cell office:value-type="float" office:value="75" table:style-name="ce1">
            <text:p>75</text:p>
          </table:table-cell>
          <table:table-cell office:value-type="float" office:value="258" table:style-name="ce1">
            <text:p>258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number-columns-repeated="2" table:style-name="ce1"/>
          <table:table-cell office:value-type="float" office:value="343" table:style-name="ce1">
            <text:p>343</text:p>
          </table:table-cell>
          <table:table-cell table:number-columns-repeated="1636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56" table:style-name="ce1">
            <text:p>1.56</text:p>
          </table:table-cell>
          <table:table-cell table:number-columns-repeated="13" table:style-name="ce1"/>
          <table:table-cell office:value-type="float" office:value="80" table:style-name="ce1">
            <text:p>80</text:p>
          </table:table-cell>
          <table:table-cell office:value-type="float" office:value="276" table:style-name="ce1">
            <text:p>276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363" table:style-name="ce1">
            <text:p>363</text:p>
          </table:table-cell>
          <table:table-cell table:number-columns-repeated="16362"/>
        </table:table-row>
        <table:table-row table:style-name="ro1">
          <table:table-cell office:value-type="float" office:value="85" table:style-name="ce1">
            <text:p>85</text:p>
          </table:table-cell>
          <table:table-cell table:number-columns-repeated="14" table:style-name="ce1"/>
          <table:table-cell office:value-type="float" office:value="85" table:style-name="ce1">
            <text:p>85</text:p>
          </table:table-cell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2" table:style-name="ce1"/>
          <table:table-cell office:value-type="float" office:value="385" table:style-name="ce1">
            <text:p>385</text:p>
          </table:table-cell>
          <table:table-cell table:number-columns-repeated="1636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73" table:style-name="ce1">
            <text:p>1.73</text:p>
          </table:table-cell>
          <table:table-cell table:number-columns-repeated="13" table:style-name="ce1"/>
          <table:table-cell office:value-type="float" office:value="90" table:style-name="ce1">
            <text:p>90</text:p>
          </table:table-cell>
          <table:table-cell office:value-type="float" office:value="311" table:style-name="ce1">
            <text:p>31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405" table:style-name="ce1">
            <text:p>405</text:p>
          </table:table-cell>
          <table:table-cell table:number-columns-repeated="16362"/>
        </table:table-row>
        <table:table-row table:style-name="ro1">
          <table:table-cell office:value-type="float" office:value="95" table:style-name="ce1">
            <text:p>95</text:p>
          </table:table-cell>
          <table:table-cell table:number-columns-repeated="14" table:style-name="ce1"/>
          <table:table-cell office:value-type="float" office:value="95" table:style-name="ce1">
            <text:p>95</text:p>
          </table:table-cell>
          <table:table-cell office:value-type="float" office:value="327" table:style-name="ce1">
            <text:p>327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425" table:style-name="ce1">
            <text:p>425</text:p>
          </table:table-cell>
          <table:table-cell table:number-columns-repeated="1636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93" table:style-name="ce1">
            <text:p>1.93</text:p>
          </table:table-cell>
          <table:table-cell table:number-columns-repeated="13" table:style-name="ce1"/>
          <table:table-cell office:value-type="float" office:value="100" table:style-name="ce1">
            <text:p>100</text:p>
          </table:table-cell>
          <table:table-cell office:value-type="float" office:value="335" table:style-name="ce1">
            <text:p>335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447" table:style-name="ce1">
            <text:p>447</text:p>
          </table:table-cell>
          <table:table-cell table:number-columns-repeated="16362"/>
        </table:table-row>
        <table:table-row table:style-name="ro1">
          <table:table-cell office:value-type="float" office:value="105" table:style-name="ce1">
            <text:p>105</text:p>
          </table:table-cell>
          <table:table-cell table:number-columns-repeated="16383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.12" table:style-name="ce1">
            <text:p>2.12</text:p>
          </table:table-cell>
          <table:table-cell table:number-columns-repeated="16382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table:number-columns-repeated="16383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.33" table:style-name="ce1">
            <text:p>2.33</text:p>
          </table:table-cell>
          <table:table-cell table:number-columns-repeated="16382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21novembre2019" table:style-name="ta1">
        <table:table-column table:style-name="co2" table:number-columns-repeated="21" table:default-cell-style-name="ce1"/>
        <table:table-column table:style-name="co3" table:number-columns-repeated="1636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4">
            <text:p>40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48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18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61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640 nm</text:p>
          </table:table-cell>
          <table:covered-table-cell/>
          <table:table-cell table:style-name="ce1"/>
          <table:table-cell office:value-type="float" office:value="595" table:number-columns-spanned="2" table:number-rows-spanned="1" table:style-name="ce4">
            <text:p>595</text:p>
          </table:table-cell>
          <table:covered-table-cell/>
          <table:table-cell table:style-name="ce1"/>
          <table:table-cell office:value-type="float" office:value="775" table:number-columns-spanned="2" table:number-rows-spanned="1" table:style-name="ce4">
            <text:p>775</text:p>
          </table:table-cell>
          <table:covered-table-cell/>
          <table:table-cell table:number-columns-repeated="16364" table:style-name="ce1"/>
        </table:table-row>
        <table:table-row table:style-name="ro4">
          <table:table-cell office:value-type="string" table:style-name="ce2">
            <text:p>Power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5mW</text:p>
          </table:table-cell>
          <table:table-cell office:value-type="string" table:style-name="ce1">
            <text:p>63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.35" table:style-name="ce1">
            <text:p>2.3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.55 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2.41 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.02u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11.2m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1.6" table:style-name="ce1">
            <text:p>21.6</text:p>
          </table:table-cell>
          <table:table-cell table:number-columns-spanned="1" table:number-rows-spanned="4" table:style-name="ce8"/>
          <table:table-cell table:number-columns-repeated="1636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.34" table:style-name="ce1">
            <text:p>3.3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.81" table:style-name="ce1">
            <text:p>5.8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.21" table:style-name="ce1">
            <text:p>2.2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3.299999999999997" table:style-name="ce1">
            <text:p>33.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3.4" table:style-name="ce1">
            <text:p>43.4</text:p>
          </table:table-cell>
          <table:covered-table-cell/>
          <table:table-cell table:number-columns-repeated="1636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4" table:style-name="ce1">
            <text:p>24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0.4" table:style-name="ce1">
            <text:p>10.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.28" table:style-name="ce1">
            <text:p>5.2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8.9499999999999993" table:style-name="ce1">
            <text:p>8.9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.33" table:style-name="ce1">
            <text:p>3.3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7.8" table:style-name="ce1">
            <text:p>67.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65.8" table:style-name="ce1">
            <text:p>65.8</text:p>
          </table:table-cell>
          <table:covered-table-cell/>
          <table:table-cell table:number-columns-repeated="1636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2" table:style-name="ce1">
            <text:p>34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3.9" table:style-name="ce1">
            <text:p>13.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7.35" table:style-name="ce1">
            <text:p>7.3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.4" table:style-name="ce1">
            <text:p>12.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.55" table:style-name="ce1">
            <text:p>4.5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89" table:style-name="ce1">
            <text:p>89</text:p>
          </table:table-cell>
          <table:covered-table-cell/>
          <table:table-cell table:number-columns-repeated="1636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32" table:style-name="ce1">
            <text:p>43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7.3" table:style-name="ce1">
            <text:p>17.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.5" table:style-name="ce1">
            <text:p>9.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5.9" table:style-name="ce1">
            <text:p>15.9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table:number-columns-repeated="16364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43" table:style-name="ce1">
            <text:p>54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0.5" table:style-name="ce1">
            <text:p>20.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1.6" table:style-name="ce1">
            <text:p>11.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9.3" table:style-name="ce1">
            <text:p>19.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.2" table:style-name="ce1">
            <text:p>7.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33" table:style-name="ce1">
            <text:p>133</text:p>
          </table:table-cell>
          <table:table-cell table:number-columns-repeated="16364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25" table:style-name="ce1">
            <text:p>62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3.5" table:style-name="ce1">
            <text:p>23.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3.5" table:style-name="ce1">
            <text:p>13.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2.4" table:style-name="ce1">
            <text:p>22.4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8.15" table:style-name="ce1">
            <text:p>8.1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05" table:style-name="ce1">
            <text:p>20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55" table:style-name="ce1">
            <text:p>155</text:p>
          </table:table-cell>
          <table:table-cell table:number-columns-repeated="1636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20" table:style-name="ce1">
            <text:p>72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6.5" table:style-name="ce1">
            <text:p>26.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.2" table:style-name="ce1">
            <text:p>15.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5.2" table:style-name="ce1">
            <text:p>25.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.1999999999999993" table:style-name="ce6">
            <text:p>9.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77" table:style-name="ce1">
            <text:p>177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13" table:style-name="ce1">
            <text:p>81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9.1" table:style-name="ce1">
            <text:p>29.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.899999999999999" table:style-name="ce1">
            <text:p>16.9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8.8" table:style-name="ce1">
            <text:p>28.8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.85" table:style-name="ce6">
            <text:p>9.8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77" table:style-name="ce1">
            <text:p>277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99" table:style-name="ce1">
            <text:p>199</text:p>
          </table:table-cell>
          <table:table-cell table:number-columns-repeated="16364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16" table:style-name="ce1">
            <text:p>91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2.6" table:style-name="ce1">
            <text:p>32.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7.8" table:style-name="ce1">
            <text:p>17.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1.6" table:style-name="ce1">
            <text:p>31.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.4" table:style-name="ce6">
            <text:p>10.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312" table:style-name="ce1">
            <text:p>31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22" table:style-name="ce1">
            <text:p>222</text:p>
          </table:table-cell>
          <table:table-cell table:number-columns-repeated="16364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1.01 mW</text:p>
          </table:table-cell>
          <table:table-cell table:number-columns-repeated="13" table:style-name="ce1"/>
          <table:table-cell office:value-type="float" office:value="100" table:style-name="ce1">
            <text:p>100</text:p>
          </table:table-cell>
          <table:table-cell office:value-type="float" office:value="337" table:style-name="ce1">
            <text:p>33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244" table:style-name="ce1">
            <text:p>244</text:p>
          </table:table-cell>
          <table:table-cell table:number-columns-repeated="16364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1.11mW</text:p>
          </table:table-cell>
          <table:table-cell table:number-columns-repeated="2" table:style-name="ce1"/>
          <table:table-cell office:value-type="string" table:style-name="ce1">
            <text:p>units uW</text:p>
          </table:table-cell>
          <table:table-cell table:number-columns-repeated="13" table:style-name="ce1"/>
          <table:table-cell office:value-type="float" office:value="60" table:style-name="ce1">
            <text:p>60</text:p>
          </table:table-cell>
          <table:table-cell office:value-type="float" office:value="270" table:style-name="ce1">
            <text:p>270</text:p>
          </table:table-cell>
          <table:table-cell table:number-columns-repeated="16364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.22" table:style-name="ce1">
            <text:p>1.22</text:p>
          </table:table-cell>
          <table:table-cell table:number-columns-repeated="7" table:style-name="ce1"/>
          <table:table-cell office:value-type="string" table:style-name="ce1">
            <text:p>Notch 561 in, notch 532 at 260 deg</text:p>
          </table:table-cell>
          <table:table-cell table:number-columns-repeated="2" table:style-name="ce1"/>
          <table:table-cell office:value-type="string" table:style-name="ce1">
            <text:p>Very low</text:p>
          </table:table-cell>
          <table:table-cell table:number-columns-repeated="5" table:style-name="ce1"/>
          <table:table-cell office:value-type="float" office:value="65" table:style-name="ce1">
            <text:p>65</text:p>
          </table:table-cell>
          <table:table-cell office:value-type="float" office:value="300" table:style-name="ce1">
            <text:p>300</text:p>
          </table:table-cell>
          <table:table-cell table:number-columns-repeated="16364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.33" table:style-name="ce1">
            <text:p>1.33</text:p>
          </table:table-cell>
          <table:table-cell table:number-columns-repeated="16" table:style-name="ce1"/>
          <table:table-cell office:value-type="float" office:value="70" table:style-name="ce1">
            <text:p>70</text:p>
          </table:table-cell>
          <table:table-cell office:value-type="float" office:value="322" table:style-name="ce1">
            <text:p>322</text:p>
          </table:table-cell>
          <table:table-cell table:number-columns-repeated="1636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.45" table:style-name="ce1">
            <text:p>1.45</text:p>
          </table:table-cell>
          <table:table-cell table:number-columns-repeated="16" table:style-name="ce1"/>
          <table:table-cell office:value-type="float" office:value="75" table:style-name="ce1">
            <text:p>75</text:p>
          </table:table-cell>
          <table:table-cell office:value-type="float" office:value="335" table:style-name="ce1">
            <text:p>335</text:p>
          </table:table-cell>
          <table:table-cell table:number-columns-repeated="1636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56" table:style-name="ce1">
            <text:p>1.56</text:p>
          </table:table-cell>
          <table:table-cell table:number-columns-repeated="16" table:style-name="ce1"/>
          <table:table-cell office:value-type="float" office:value="80" table:style-name="ce1">
            <text:p>80</text:p>
          </table:table-cell>
          <table:table-cell office:value-type="float" office:value="360" table:style-name="ce1">
            <text:p>360</text:p>
          </table:table-cell>
          <table:table-cell table:number-columns-repeated="1636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65" table:style-name="ce1">
            <text:p>1.65</text:p>
          </table:table-cell>
          <table:table-cell table:number-columns-repeated="16" table:style-name="ce1"/>
          <table:table-cell office:value-type="float" office:value="85" table:style-name="ce1">
            <text:p>85</text:p>
          </table:table-cell>
          <table:table-cell office:value-type="float" office:value="383" table:style-name="ce1">
            <text:p>383</text:p>
          </table:table-cell>
          <table:table-cell table:number-columns-repeated="1636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74" table:style-name="ce1">
            <text:p>1.74</text:p>
          </table:table-cell>
          <table:table-cell table:number-columns-repeated="16" table:style-name="ce1"/>
          <table:table-cell office:value-type="float" office:value="90" table:style-name="ce1">
            <text:p>90</text:p>
          </table:table-cell>
          <table:table-cell office:value-type="float" office:value="405" table:style-name="ce1">
            <text:p>405</text:p>
          </table:table-cell>
          <table:table-cell table:number-columns-repeated="1636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84" table:style-name="ce1">
            <text:p>1.84</text:p>
          </table:table-cell>
          <table:table-cell table:number-columns-repeated="16" table:style-name="ce1"/>
          <table:table-cell office:value-type="float" office:value="95" table:style-name="ce1">
            <text:p>95</text:p>
          </table:table-cell>
          <table:table-cell office:value-type="float" office:value="421" table:style-name="ce1">
            <text:p>421</text:p>
          </table:table-cell>
          <table:table-cell table:number-columns-repeated="1636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93" table:style-name="ce1">
            <text:p>1.93</text:p>
          </table:table-cell>
          <table:table-cell table:number-columns-repeated="16" table:style-name="ce1"/>
          <table:table-cell office:value-type="float" office:value="100" table:style-name="ce1">
            <text:p>100</text:p>
          </table:table-cell>
          <table:table-cell table:number-columns-repeated="16365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04" table:style-name="ce1">
            <text:p>2.04</text:p>
          </table:table-cell>
          <table:table-cell table:number-columns-repeated="17" table:style-name="ce1"/>
          <table:table-cell office:value-type="string" table:style-name="ce1">
            <text:p>mW</text:p>
          </table:table-cell>
          <table:table-cell table:number-columns-repeated="1636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.15" table:style-name="ce1">
            <text:p>2.15</text:p>
          </table:table-cell>
          <table:table-cell table:number-columns-repeated="16382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25" table:style-name="ce1">
            <text:p>2.25</text:p>
          </table:table-cell>
          <table:table-cell table:number-columns-repeated="16382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.36" table:style-name="ce1">
            <text:p>2.36</text:p>
          </table:table-cell>
          <table:table-cell table:number-columns-repeated="16382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14jan2020" table:style-name="ta1">
        <table:table-column table:style-name="co2" table:number-columns-repeated="20" table:default-cell-style-name="ce1"/>
        <table:table-column table:style-name="co3" table:number-columns-repeated="1636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4">
            <text:p>40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48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18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61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640 nm</text:p>
          </table:table-cell>
          <table:covered-table-cell/>
          <table:table-cell table:style-name="ce1"/>
          <table:table-cell office:value-type="float" office:value="595" table:number-columns-spanned="2" table:number-rows-spanned="1" table:style-name="ce4">
            <text:p>595</text:p>
          </table:table-cell>
          <table:covered-table-cell/>
          <table:table-cell table:style-name="ce1"/>
          <table:table-cell office:value-type="float" office:value="775" table:number-columns-spanned="2" table:number-rows-spanned="1" table:style-name="ce4">
            <text:p>775</text:p>
          </table:table-cell>
          <table:covered-table-cell/>
          <table:table-cell table:number-columns-repeated="16364"/>
        </table:table-row>
        <table:table-row table:style-name="ro4">
          <table:table-cell office:value-type="string" table:style-name="ce2">
            <text:p>Power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5mW</text:p>
          </table:table-cell>
          <table:table-cell office:value-type="string" table:style-name="ce1">
            <text:p>115 u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1.53 uW</text:p>
          </table:table-cell>
          <table:table-cell table:number-columns-repeated="4" table:style-name="ce1"/>
          <table:table-cell office:value-type="percentage" office:value="0.05" table:style-name="ce9">
            <text:p>5.00%</text:p>
          </table:table-cell>
          <table:table-cell office:value-type="string" table:style-name="ce1">
            <text:p>1.05 u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0.5 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32.5 m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43.3 Mw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5" table:style-name="ce1">
            <text:p>28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.12" table:style-name="ce1">
            <text:p>3.12</text:p>
          </table:table-cell>
          <table:table-cell table:style-name="ce1"/>
          <table:table-cell office:value-type="string" table:style-name="ce1">
            <text:p>Not in path (At 260 degrees)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2.5499999999999998" table:style-name="ce1">
            <text:p>2.5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94" table:style-name="ce1">
            <text:p>0.9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87.4" table:style-name="ce1">
            <text:p>87.4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55" table:style-name="ce1">
            <text:p>45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.47" table:style-name="ce1">
            <text:p>6.47</text:p>
          </table:table-cell>
          <table:table-cell table:style-name="ce1"/>
          <table:table-cell office:value-type="percentage" office:value="0.1" table:style-name="ce9">
            <text:p>10.00%</text:p>
          </table:table-cell>
          <table:table-cell office:value-type="string" table:style-name="ce1">
            <text:p>2.25 uW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.86" table:style-name="ce1">
            <text:p>5.8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.85" table:style-name="ce1">
            <text:p>1.8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33" table:style-name="ce1">
            <text:p>133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27" table:style-name="ce1">
            <text:p>62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9.6199999999999992" table:style-name="ce1">
            <text:p>9.6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.83" table:style-name="ce1">
            <text:p>4.8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8.9600000000000009" table:style-name="ce1">
            <text:p>8.9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61" table:style-name="ce1">
            <text:p>2.6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76" table:style-name="ce1">
            <text:p>176</text:p>
          </table:table-cell>
          <table:table-cell table:number-columns-repeated="1636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83" table:style-name="ce1">
            <text:p>98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.9" table:style-name="ce1">
            <text:p>12.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7.54" table:style-name="ce1">
            <text:p>7.5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.3" table:style-name="ce1">
            <text:p>12.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.67" table:style-name="ce1">
            <text:p>3.6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21" table:style-name="ce1">
            <text:p>221</text:p>
          </table:table-cell>
          <table:table-cell table:number-columns-repeated="1636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.33 mW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0.5" table:style-name="ce1">
            <text:p>10.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5.6" table:style-name="ce1">
            <text:p>15.6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.7" table:style-name="ce1">
            <text:p>4.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70" table:style-name="ce1">
            <text:p>270</text:p>
          </table:table-cell>
          <table:table-cell table:number-columns-repeated="1636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65" table:style-name="ce1">
            <text:p>1.6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3.5" table:style-name="ce1">
            <text:p>13.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8.8" table:style-name="ce1">
            <text:p>18.8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.6" table:style-name="ce1">
            <text:p>5.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36" table:style-name="ce1">
            <text:p>23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15" table:style-name="ce1">
            <text:p>315</text:p>
          </table:table-cell>
          <table:table-cell table:number-columns-repeated="1636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.0299999999999998" table:style-name="ce1">
            <text:p>2.03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1.4" table:style-name="ce1">
            <text:p>21.4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.5" table:style-name="ce1">
            <text:p>16.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1.8" table:style-name="ce1">
            <text:p>21.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.4" table:style-name="ce1">
            <text:p>6.4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70" table:style-name="ce1">
            <text:p>27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354" table:style-name="ce1">
            <text:p>354</text:p>
          </table:table-cell>
          <table:table-cell table:number-columns-repeated="1636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4300000000000002" table:style-name="ce1">
            <text:p>2.4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9.2" table:style-name="ce1">
            <text:p>19.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4.4" table:style-name="ce1">
            <text:p>24.4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.2" table:style-name="ce1">
            <text:p>7.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305" table:style-name="ce1">
            <text:p>30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396" table:style-name="ce1">
            <text:p>396</text:p>
          </table:table-cell>
          <table:table-cell table:number-columns-repeated="1636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.83" table:style-name="ce1">
            <text:p>2.8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6.7" table:style-name="ce1">
            <text:p>26.7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1.4" table:style-name="ce1">
            <text:p>21.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7.4" table:style-name="ce1">
            <text:p>27.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7.9" table:style-name="ce1">
            <text:p>7.9</text:p>
          </table:table-cell>
          <table:table-cell table:number-columns-repeated="4" table:style-name="ce1"/>
          <table:table-cell office:value-type="float" office:value="95" table:style-name="ce1">
            <text:p>95</text:p>
          </table:table-cell>
          <table:table-cell office:value-type="float" office:value="421" table:style-name="ce1">
            <text:p>421</text:p>
          </table:table-cell>
          <table:table-cell table:number-columns-repeated="1636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15" table:style-name="ce1">
            <text:p>3.15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3.8" table:style-name="ce1">
            <text:p>23.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9.1" table:style-name="ce1">
            <text:p>29.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8.27" table:style-name="ce1">
            <text:p>8.27</text:p>
          </table:table-cell>
          <table:table-cell table:number-columns-repeated="16370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49" table:style-name="ce1">
            <text:p>3.49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office:value-type="float" office:value="24.8" table:style-name="ce1">
            <text:p>24.8</text:p>
          </table:table-cell>
          <table:table-cell table:number-columns-repeated="16376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.84" table:style-name="ce1">
            <text:p>3.84</text:p>
          </table:table-cell>
          <table:table-cell table:number-columns-repeated="2" table:style-name="ce1"/>
          <table:table-cell office:value-type="string" table:style-name="ce1">
            <text:p>realligned to 44 uW at 100%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22" table:style-name="ce1">
            <text:p>4.22</text:p>
          </table:table-cell>
          <table:table-cell table:number-columns-repeated="16382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17jan2020" table:style-name="ta1">
        <table:shapes>
          <draw:frame draw:z-index="1" draw:id="id0" draw:style-name="a0" draw:name="Chart 1" svg:x="8.67639in" svg:y="0.65625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8.51569in" svg:y="4.74764in" svg:width="6.29875in" svg:height="3.54486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2" table:number-columns-repeated="7" table:default-cell-style-name="ce1"/>
        <table:table-column table:style-name="co3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488 nm laser after AOM</text:p>
          </table:table-cell>
          <table:table-cell office:value-type="string" table:style-name="ce1">
            <text:p>at fiber output</text:p>
          </table:table-cell>
          <table:table-cell table:number-columns-repeated="2" table:style-name="ce1"/>
          <table:table-cell office:value-type="string" table:style-name="ce1">
            <text:p>488 nm laser after AOM</text:p>
          </table:table-cell>
          <table:table-cell office:value-type="string" table:style-name="ce1">
            <text:p>at BFP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OM %</text:p>
          </table:table-cell>
          <table:table-cell office:value-type="string" table:style-name="ce1">
            <text:p>Measured power</text:p>
          </table:table-cell>
          <table:table-cell table:number-columns-repeated="2" table:style-name="ce1"/>
          <table:table-cell office:value-type="string" table:style-name="ce1">
            <text:p>AOM %</text:p>
          </table:table-cell>
          <table:table-cell office:value-type="string" table:style-name="ce1">
            <text:p>Measured power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7.4" table:style-name="ce1">
            <text:p>7.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.06" table:style-name="ce1">
            <text:p>1.0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4.3" table:style-name="ce1">
            <text:p>14.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2.2000000000000002" table:style-name="ce1">
            <text:p>2.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21.6" table:style-name="ce1">
            <text:p>21.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3.44" table:style-name="ce1">
            <text:p>3.4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29.7" table:style-name="ce1">
            <text:p>29.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4.9000000000000004" table:style-name="ce1">
            <text:p>4.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36.6" table:style-name="ce1">
            <text:p>36.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7.3" table:style-name="ce1">
            <text:p>7.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float" office:value="51.6" table:style-name="ce1">
            <text:p>51.6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8.6" table:style-name="ce1">
            <text:p>8.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5" table:style-name="ce1">
            <text:p>45</text:p>
          </table:table-cell>
          <table:table-cell office:value-type="float" office:value="68.5" table:style-name="ce1">
            <text:p>68.5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1.4" table:style-name="ce1">
            <text:p>11.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76" table:style-name="ce1">
            <text:p>76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12.8" table:style-name="ce1">
            <text:p>12.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5" table:style-name="ce1">
            <text:p>55</text:p>
          </table:table-cell>
          <table:table-cell office:value-type="float" office:value="87.5" table:style-name="ce1">
            <text:p>87.5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14.3" table:style-name="ce1">
            <text:p>14.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15.7" table:style-name="ce1">
            <text:p>15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5" table:style-name="ce1">
            <text:p>65</text:p>
          </table:table-cell>
          <table:table-cell office:value-type="float" office:value="103" table:style-name="ce1">
            <text:p>103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17.3" table:style-name="ce1">
            <text:p>17.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111" table:style-name="ce1">
            <text:p>111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18.8" table:style-name="ce1">
            <text:p>18.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office:value-type="float" office:value="20.5" table:style-name="ce1">
            <text:p>20.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5" table:style-name="ce1">
            <text:p>85</text:p>
          </table:table-cell>
          <table:table-cell office:value-type="float" office:value="139" table:style-name="ce1">
            <text:p>139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5" table:style-name="ce1">
            <text:p>95</text:p>
          </table:table-cell>
          <table:table-cell office:value-type="float" office:value="160" table:style-name="ce1">
            <text:p>160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175" table:style-name="ce1">
            <text:p>175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alligned fiber and obtained 180 uW</text:p>
          </table:table-cell>
          <table:table-cell table:number-columns-repeated="16381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11mai2020" table:style-name="ta1">
        <table:table-column table:style-name="co2" table:number-columns-repeated="20" table:default-cell-style-name="ce1"/>
        <table:table-column table:style-name="co3" table:number-columns-repeated="1636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4">
            <text:p>40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48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18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61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640 nm</text:p>
          </table:table-cell>
          <table:covered-table-cell/>
          <table:table-cell table:style-name="ce1"/>
          <table:table-cell office:value-type="float" office:value="595" table:number-columns-spanned="2" table:number-rows-spanned="1" table:style-name="ce4">
            <text:p>595</text:p>
          </table:table-cell>
          <table:covered-table-cell/>
          <table:table-cell table:style-name="ce1"/>
          <table:table-cell office:value-type="float" office:value="775" table:number-columns-spanned="2" table:number-rows-spanned="1" table:style-name="ce4">
            <text:p>775</text:p>
          </table:table-cell>
          <table:covered-table-cell/>
          <table:table-cell table:number-columns-repeated="16364"/>
        </table:table-row>
        <table:table-row table:style-name="ro4">
          <table:table-cell office:value-type="string" table:style-name="ce2">
            <text:p>Power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number-columns-repeated="16364"/>
        </table:table-row>
        <table:table-row table:style-name="ro5"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office:value-type="float" office:value="0" table:style-name="ce2">
            <text:p>0</text:p>
          </table:table-cell>
          <table:table-cell office:value-type="string" table:style-name="ce2">
            <text:p>45.1 uW</text:p>
          </table:table-cell>
          <table:table-cell table:style-name="ce1"/>
          <table:table-cell table:style-name="ce2"/>
          <table:table-cell office:value-type="string" table:style-name="ce2">
            <text:p>15.7 uW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5mW</text:p>
          </table:table-cell>
          <table:table-cell office:value-type="string" table:style-name="ce1">
            <text:p>115 u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1.08 uW</text:p>
          </table:table-cell>
          <table:table-cell table:number-columns-repeated="4" table:style-name="ce1"/>
          <table:table-cell office:value-type="percentage" office:value="0.05" table:style-name="ce9">
            <text:p>5.00%</text:p>
          </table:table-cell>
          <table:table-cell office:value-type="string" table:style-name="ce1">
            <text:p>320 nW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.56 m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43.3 mW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89 u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.2000000000000002" table:style-name="ce1">
            <text:p>2.2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830n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5.8 mW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87.2 mW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60" table:style-name="ce1">
            <text:p>46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.6100000000000003" table:style-name="ce1">
            <text:p>4.61</text:p>
          </table:table-cell>
          <table:table-cell table:style-name="ce1"/>
          <table:table-cell office:value-type="percentage" office:value="0.1" table:style-name="ce9">
            <text:p>10.00%</text:p>
          </table:table-cell>
          <table:table-cell office:value-type="string" table:style-name="ce1">
            <text:p>1.7 uW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2.46 uW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9.6" table:style-name="ce1">
            <text:p>9.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132 mW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35" table:style-name="ce1">
            <text:p>63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.95" table:style-name="ce1">
            <text:p>6.9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.78" table:style-name="ce1">
            <text:p>3.7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4.12 uW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2.5" table:style-name="ce1">
            <text:p>12.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175 mW</text:p>
          </table:table-cell>
          <table:table-cell table:number-columns-repeated="1636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1mW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.9" table:style-name="ce1">
            <text:p>5.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.05" table:style-name="ce1">
            <text:p>6.0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5.8" table:style-name="ce1">
            <text:p>15.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220 mW</text:p>
          </table:table-cell>
          <table:table-cell table:number-columns-repeated="1636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35" table:style-name="ce1">
            <text:p>1.3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1.8" table:style-name="ce1">
            <text:p>11.8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.17" table:style-name="ce1">
            <text:p>8.1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9.5" table:style-name="ce1">
            <text:p>19.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268 mW</text:p>
          </table:table-cell>
          <table:table-cell table:number-columns-repeated="1636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7" table:style-name="ce1">
            <text:p>1.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4.3" table:style-name="ce1">
            <text:p>14.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.6" table:style-name="ce1">
            <text:p>10.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23.6" table:style-name="ce1">
            <text:p>23.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313 mW</text:p>
          </table:table-cell>
          <table:table-cell table:number-columns-repeated="1636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.06" table:style-name="ce1">
            <text:p>2.0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6.7" table:style-name="ce1">
            <text:p>16.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.9" table:style-name="ce1">
            <text:p>12.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1.8" table:style-name="ce1">
            <text:p>11.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26.3" table:style-name="ce1">
            <text:p>26.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351" table:style-name="ce1">
            <text:p>351</text:p>
          </table:table-cell>
          <table:table-cell table:number-columns-repeated="1636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4500000000000002" table:style-name="ce1">
            <text:p>2.4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9.100000000000001" table:style-name="ce1">
            <text:p>19.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3.2" table:style-name="ce1">
            <text:p>13.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29.2" table:style-name="ce1">
            <text:p>29.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392" table:style-name="ce1">
            <text:p>392</text:p>
          </table:table-cell>
          <table:table-cell table:number-columns-repeated="1636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.88" table:style-name="ce1">
            <text:p>2.88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1.8" table:style-name="ce1">
            <text:p>21.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6.7" table:style-name="ce1">
            <text:p>16.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.5" table:style-name="ce1">
            <text:p>14.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32.200000000000003" table:style-name="ce1">
            <text:p>32.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411" table:style-name="ce1">
            <text:p>411</text:p>
          </table:table-cell>
          <table:table-cell table:number-columns-repeated="1636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2" table:style-name="ce1">
            <text:p>3.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4.7" table:style-name="ce1">
            <text:p>24.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8.7" table:style-name="ce1">
            <text:p>18.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decreasing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65.599999999999994" table:style-name="ce1">
            <text:p>65.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31" table:style-name="ce1">
            <text:p>431</text:p>
          </table:table-cell>
          <table:table-cell table:number-columns-repeated="1636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56" table:style-name="ce1">
            <text:p>3.56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office:value-type="float" office:value="19.600000000000001" table:style-name="ce1">
            <text:p>19.6</text:p>
          </table:table-cell>
          <table:table-cell table:number-columns-repeated="7" table:style-name="ce1"/>
          <table:table-cell office:value-type="float" office:value="30" table:style-name="ce1">
            <text:p>30</text:p>
          </table:table-cell>
          <table:table-cell office:value-type="float" office:value="99.3" table:style-name="ce1">
            <text:p>99.3</text:p>
          </table:table-cell>
          <table:table-cell table:number-columns-repeated="1636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.92" table:style-name="ce1">
            <text:p>3.92</text:p>
          </table:table-cell>
          <table:table-cell table:number-columns-repeated="13" table:style-name="ce1"/>
          <table:table-cell office:value-type="float" office:value="40" table:style-name="ce1">
            <text:p>40</text:p>
          </table:table-cell>
          <table:table-cell office:value-type="float" office:value="132" table:style-name="ce1">
            <text:p>132</text:p>
          </table:table-cell>
          <table:table-cell table:number-columns-repeated="1636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3099999999999996" table:style-name="ce1">
            <text:p>4.31</text:p>
          </table:table-cell>
          <table:table-cell table:number-columns-repeated="13" table:style-name="ce1"/>
          <table:table-cell office:value-type="float" office:value="50" table:style-name="ce1">
            <text:p>50</text:p>
          </table:table-cell>
          <table:table-cell office:value-type="float" office:value="165" table:style-name="ce1">
            <text:p>165</text:p>
          </table:table-cell>
          <table:table-cell table:number-columns-repeated="16367"/>
        </table:table-row>
        <table:table-row table:style-name="ro1">
          <table:table-cell table:number-columns-repeated="15" table:style-name="ce1"/>
          <table:table-cell office:value-type="float" office:value="60" table:style-name="ce1">
            <text:p>60</text:p>
          </table:table-cell>
          <table:table-cell office:value-type="float" office:value="199" table:style-name="ce1">
            <text:p>199</text:p>
          </table:table-cell>
          <table:table-cell table:number-columns-repeated="16367"/>
        </table:table-row>
        <table:table-row table:style-name="ro1">
          <table:table-cell table:number-columns-repeated="12" table:style-name="ce1"/>
          <table:table-cell office:value-type="string" table:style-name="ce1">
            <text:p>Let climb for some time before measuring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234" table:style-name="ce1">
            <text:p>234</text:p>
          </table:table-cell>
          <table:table-cell table:number-columns-repeated="16367"/>
        </table:table-row>
        <table:table-row table:style-name="ro1">
          <table:table-cell table:number-columns-repeated="15" table:style-name="ce1"/>
          <table:table-cell office:value-type="float" office:value="80" table:style-name="ce1">
            <text:p>80</text:p>
          </table:table-cell>
          <table:table-cell office:value-type="float" office:value="269" table:style-name="ce1">
            <text:p>269</text:p>
          </table:table-cell>
          <table:table-cell table:number-columns-repeated="16367"/>
        </table:table-row>
        <table:table-row table:style-name="ro1">
          <table:table-cell table:number-columns-repeated="12" table:style-name="ce1"/>
          <table:table-cell office:value-type="string" table:style-name="ce1">
            <text:p>will be replaced tomorrow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303" table:style-name="ce1">
            <text:p>303</text:p>
          </table:table-cell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office:value-type="string" table:style-name="ce1">
            <text:p>With Constant power at 1W</text:p>
          </table:table-cell>
          <table:table-cell table:number-columns-repeated="16368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Lowest stablew power is 600 uW with laser at 50mW and AOM at 1%</text:p>
          </table:table-cell>
          <table:table-cell table:number-columns-repeated="16368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Note: need to be in expert mode to change it</text:p>
          </table:table-cell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office:value-type="string" table:style-name="ce1">
            <text:p>11 uW with laser 50 mW and AOM 0%</text:p>
          </table:table-cell>
          <table:table-cell office:value-type="string" table:style-name="ce1">
            <text:p><text:s/></text:p>
          </table:table-cell>
          <table:table-cell table:number-columns-repeated="16367"/>
        </table:table-row>
        <table:table-row table:number-rows-repeated="1048544" table:style-name="ro1">
          <table:table-cell table:number-columns-repeated="16384"/>
        </table:table-row>
      </table:table>
      <table:table table:name="19juin2020" table:style-name="ta1">
        <table:table-column table:style-name="co2" table:number-columns-repeated="20" table:default-cell-style-name="ce1"/>
        <table:table-column table:style-name="co3" table:number-columns-repeated="1636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4">
            <text:p>40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48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18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61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640 nm</text:p>
          </table:table-cell>
          <table:covered-table-cell/>
          <table:table-cell table:style-name="ce1"/>
          <table:table-cell office:value-type="float" office:value="595" table:number-columns-spanned="2" table:number-rows-spanned="1" table:style-name="ce4">
            <text:p>595</text:p>
          </table:table-cell>
          <table:covered-table-cell/>
          <table:table-cell table:style-name="ce1"/>
          <table:table-cell office:value-type="float" office:value="775" table:number-columns-spanned="2" table:number-rows-spanned="1" table:style-name="ce4">
            <text:p>775</text:p>
          </table:table-cell>
          <table:covered-table-cell/>
          <table:table-cell table:number-columns-repeated="16364"/>
        </table:table-row>
        <table:table-row table:style-name="ro4">
          <table:table-cell office:value-type="string" table:style-name="ce2">
            <text:p>Power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11" table:style-name="ce1"/>
          <table:table-cell office:value-type="float" office:value="0" table:style-name="ce2">
            <text:p>0</text:p>
          </table:table-cell>
          <table:table-cell office:value-type="string" table:style-name="ce1">
            <text:p>17.4 uW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5mW</text:p>
          </table:table-cell>
          <table:table-cell office:value-type="string" table:style-name="ce1">
            <text:p>135 uW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525 nW</text:p>
          </table:table-cell>
          <table:table-cell table:style-name="ce1"/>
          <table:table-cell office:value-type="percentage" office:value="0.1" table:style-name="ce9">
            <text:p>10.00%</text:p>
          </table:table-cell>
          <table:table-cell office:value-type="string" table:style-name="ce1">
            <text:p>508 nW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.62mW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20" table:style-name="ce1">
            <text:p>32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.15 uW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1.05 uW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2.92 mW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3" table:style-name="ce1">
            <text:p>50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83" table:style-name="ce1">
            <text:p>1.8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office:value-type="float" office:value="9.83" table:style-name="ce1">
            <text:p>9.83</text:p>
          </table:table-cell>
          <table:table-cell table:number-columns-repeated="1636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82" table:style-name="ce1">
            <text:p>68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.52" table:style-name="ce1">
            <text:p>2.5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12.8" table:style-name="ce1">
            <text:p>12.8</text:p>
          </table:table-cell>
          <table:table-cell table:number-columns-repeated="1636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1.07 mW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.16" table:style-name="ce1">
            <text:p>3.16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.81" table:style-name="ce1">
            <text:p>2.81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16.2" table:style-name="ce1">
            <text:p>16.2</text:p>
          </table:table-cell>
          <table:table-cell table:number-columns-repeated="1636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43" table:style-name="ce1">
            <text:p>1.4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.85" table:style-name="ce1">
            <text:p>3.8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8" table:style-name="ce1"/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6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79" table:style-name="ce1">
            <text:p>1.7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.54" table:style-name="ce1">
            <text:p>4.54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8" table:style-name="ce1"/>
          <table:table-cell office:value-type="float" office:value="7" table:style-name="ce1">
            <text:p>7</text:p>
          </table:table-cell>
          <table:table-cell office:value-type="float" office:value="24.1" table:style-name="ce1">
            <text:p>24.1</text:p>
          </table:table-cell>
          <table:table-cell table:number-columns-repeated="16367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19" table:style-name="ce1">
            <text:p>1.1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.26" table:style-name="ce1">
            <text:p>5.26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4.09" table:style-name="ce1">
            <text:p>4.09</text:p>
          </table:table-cell>
          <table:table-cell table:number-columns-repeated="7" table:style-name="ce1"/>
          <table:table-cell office:value-type="float" office:value="8" table:style-name="ce1">
            <text:p>8</text:p>
          </table:table-cell>
          <table:table-cell office:value-type="float" office:value="26.9" table:style-name="ce1">
            <text:p>26.9</text:p>
          </table:table-cell>
          <table:table-cell table:number-columns-repeated="16367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6" table:style-name="ce1">
            <text:p>2.6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5.99" table:style-name="ce1">
            <text:p>5.99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8" table:style-name="ce1"/>
          <table:table-cell office:value-type="float" office:value="9" table:style-name="ce1">
            <text:p>9</text:p>
          </table:table-cell>
          <table:table-cell office:value-type="float" office:value="29.9" table:style-name="ce1">
            <text:p>29.9</text:p>
          </table:table-cell>
          <table:table-cell table:number-columns-repeated="16367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.02" table:style-name="ce1">
            <text:p>3.0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.72" table:style-name="ce1">
            <text:p>6.7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.2" table:style-name="ce1">
            <text:p>4.2</text:p>
          </table:table-cell>
          <table:table-cell office:value-type="string" table:style-name="ce1">
            <text:p>Decrease a lot in time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67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36" table:style-name="ce1">
            <text:p>3.36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7.46" table:style-name="ce1">
            <text:p>7.46</text:p>
          </table:table-cell>
          <table:table-cell table:number-columns-repeated="3" table:style-name="ce1"/>
          <table:table-cell office:value-type="string" table:style-name="ce1">
            <text:p>A lot lower tham last moonth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office:value-type="float" office:value="67.099999999999994" table:style-name="ce1">
            <text:p>67.1</text:p>
          </table:table-cell>
          <table:table-cell table:number-columns-repeated="16367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72" table:style-name="ce1">
            <text:p>3.7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8.17" table:style-name="ce1">
            <text:p>8.17</text:p>
          </table:table-cell>
          <table:table-cell table:number-columns-repeated="3" table:style-name="ce1"/>
          <table:table-cell office:value-type="string" table:style-name="ce1">
            <text:p>Realligned to 10.4 uW</text:p>
          </table:table-cell>
          <table:table-cell table:number-columns-repeated="6" table:style-name="ce1"/>
          <table:table-cell office:value-type="float" office:value="30" table:style-name="ce1">
            <text:p>30</text:p>
          </table:table-cell>
          <table:table-cell office:value-type="float" office:value="102" table:style-name="ce1">
            <text:p>102</text:p>
          </table:table-cell>
          <table:table-cell table:number-columns-repeated="16367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09" table:style-name="ce1">
            <text:p>4.0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8.91" table:style-name="ce1">
            <text:p>8.91</text:p>
          </table:table-cell>
          <table:table-cell table:number-columns-repeated="10" table:style-name="ce1"/>
          <table:table-cell office:value-type="float" office:value="40" table:style-name="ce1">
            <text:p>40</text:p>
          </table:table-cell>
          <table:table-cell office:value-type="float" office:value="136" table:style-name="ce1">
            <text:p>136</text:p>
          </table:table-cell>
          <table:table-cell table:number-columns-repeated="1636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49" table:style-name="ce1">
            <text:p>4.4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9.69" table:style-name="ce1">
            <text:p>9.69</text:p>
          </table:table-cell>
          <table:table-cell table:number-columns-repeated="10" table:style-name="ce1"/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10.5" table:style-name="ce1">
            <text:p>10.5</text:p>
          </table:table-cell>
          <table:table-cell table:number-columns-repeated="10" table:style-name="ce1"/>
          <table:table-cell office:value-type="float" office:value="60" table:style-name="ce1">
            <text:p>60</text:p>
          </table:table-cell>
          <table:table-cell office:value-type="float" office:value="203" table:style-name="ce1">
            <text:p>203</text:p>
          </table:table-cell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11.3" table:style-name="ce1">
            <text:p>11.3</text:p>
          </table:table-cell>
          <table:table-cell table:number-columns-repeated="10" table:style-name="ce1"/>
          <table:table-cell office:value-type="float" office:value="70" table:style-name="ce1">
            <text:p>70</text:p>
          </table:table-cell>
          <table:table-cell office:value-type="float" office:value="240" table:style-name="ce1">
            <text:p>240</text:p>
          </table:table-cell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2.1" table:style-name="ce1">
            <text:p>12.1</text:p>
          </table:table-cell>
          <table:table-cell table:number-columns-repeated="10" table:style-name="ce1"/>
          <table:table-cell office:value-type="float" office:value="80" table:style-name="ce1">
            <text:p>80</text:p>
          </table:table-cell>
          <table:table-cell office:value-type="float" office:value="276" table:style-name="ce1">
            <text:p>276</text:p>
          </table:table-cell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table:number-columns-repeated="10" table:style-name="ce1"/>
          <table:table-cell office:value-type="float" office:value="90" table:style-name="ce1">
            <text:p>90</text:p>
          </table:table-cell>
          <table:table-cell office:value-type="float" office:value="311" table:style-name="ce1">
            <text:p>311</text:p>
          </table:table-cell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95" table:style-name="ce1">
            <text:p>95</text:p>
          </table:table-cell>
          <table:table-cell office:value-type="float" office:value="14.1" table:style-name="ce1">
            <text:p>14.1</text:p>
          </table:table-cell>
          <table:table-cell table:number-columns-repeated="10" table:style-name="ce1"/>
          <table:table-cell office:value-type="float" office:value="100" table:style-name="ce1">
            <text:p>100</text:p>
          </table:table-cell>
          <table:table-cell office:value-type="float" office:value="330" table:style-name="ce1">
            <text:p>330</text:p>
          </table:table-cell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alue lower than last time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realligned to 24.6 uW</text:p>
          </table:table-cell>
          <table:table-cell table:number-columns-repeated="16378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10octobre2020" table:style-name="ta1">
        <table:table-column table:style-name="co2" table:number-columns-repeated="25" table:default-cell-style-name="ce1"/>
        <table:table-column table:style-name="co3" table:number-columns-repeated="16359" table:default-cell-style-name="ce1"/>
        <table:table-row table:style-name="ro1">
          <table:table-cell office:value-type="string" table:number-columns-spanned="2" table:number-rows-spanned="1" table:style-name="ce4">
            <text:p>40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485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18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561 nm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640 nm</text:p>
          </table:table-cell>
          <table:covered-table-cell/>
          <table:table-cell table:style-name="ce1"/>
          <table:table-cell office:value-type="float" office:value="595" table:number-columns-spanned="2" table:number-rows-spanned="1" table:style-name="ce12">
            <text:p>595</text:p>
          </table:table-cell>
          <table:covered-table-cell/>
          <table:table-cell table:style-name="ce1"/>
          <table:table-cell office:value-type="float" office:value="775" table:number-columns-spanned="2" table:number-rows-spanned="1" table:style-name="ce4">
            <text:p>775</text:p>
          </table:table-cell>
          <table:covered-table-cell/>
          <table:table-cell table:number-columns-repeated="16364" table:style-name="ce1"/>
        </table:table-row>
        <table:table-row table:style-name="ro4">
          <table:table-cell office:value-type="string" table:style-name="ce2">
            <text:p>Power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style-name="ce1"/>
          <table:table-cell office:value-type="string" table:style-name="ce10">
            <text:p>Percentage applied</text:p>
          </table:table-cell>
          <table:table-cell office:value-type="string" table:style-name="ce10">
            <text:p>Power Measured (at BFP)</text:p>
          </table:table-cell>
          <table:table-cell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number-columns-repeated="3" table:style-name="ce1"/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number-columns-repeated="1635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563" table:style-name="ce1">
            <text:p>-563</text:p>
          </table:table-cell>
          <table:table-cell office:value-type="string" table:style-name="ce1">
            <text:p>nw</text:p>
          </table:table-cell>
          <table:table-cell office:value-type="float" office:value="0" table:style-name="ce1">
            <text:p>0</text:p>
          </table:table-cell>
          <table:table-cell office:value-type="float" office:value="-124" table:style-name="ce1">
            <text:p>-124</text:p>
          </table:table-cell>
          <table:table-cell office:value-type="string" table:style-name="ce1">
            <text:p>nw</text:p>
          </table:table-cell>
          <table:table-cell office:value-type="float" office:value="0" table:style-name="ce1">
            <text:p>0</text:p>
          </table:table-cell>
          <table:table-cell office:value-type="float" office:value="-122" table:style-name="ce1">
            <text:p>-122</text:p>
          </table:table-cell>
          <table:table-cell office:value-type="string" table:style-name="ce1">
            <text:p>nw</text:p>
          </table:table-cell>
          <table:table-cell office:value-type="float" office:value="0" table:style-name="ce1">
            <text:p>0</text:p>
          </table:table-cell>
          <table:table-cell office:value-type="float" office:value="-87" table:style-name="ce1">
            <text:p>-87</text:p>
          </table:table-cell>
          <table:table-cell office:value-type="string" table:style-name="ce1">
            <text:p>nw</text:p>
          </table:table-cell>
          <table:table-cell office:value-type="float" office:value="0" table:style-name="ce1">
            <text:p>0</text:p>
          </table:table-cell>
          <table:table-cell office:value-type="float" office:value="-50.1" table:style-name="ce1">
            <text:p>-50.1</text:p>
          </table:table-cell>
          <table:table-cell office:value-type="string" table:style-name="ce1">
            <text:p>nw</text:p>
          </table:table-cell>
          <table:table-cell office:value-type="float" office:value="0" table:style-name="ce11">
            <text:p>0</text:p>
          </table:table-cell>
          <table:table-cell table:style-name="ce11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.63" table:style-name="ce1">
            <text:p>6.63</text:p>
          </table:table-cell>
          <table:table-cell office:value-type="string" table:style-name="ce1">
            <text:p>uw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-50.1" table:style-name="ce1">
            <text:p>-50.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5mW</text:p>
          </table:table-cell>
          <table:table-cell office:value-type="float" office:value="54.6" table:style-name="ce1">
            <text:p>54.6</text:p>
          </table:table-cell>
          <table:table-cell office:value-type="string" table:style-name="ce1">
            <text:p>uw</text:p>
          </table:table-cell>
          <table:table-cell office:value-type="float" office:value="5" table:style-name="ce1">
            <text:p>5</text:p>
          </table:table-cell>
          <table:table-cell office:value-type="float" office:value="648" table:style-name="ce1">
            <text:p>64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34" table:style-name="ce1">
            <text:p>43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6.76" table:style-name="ce1">
            <text:p>6.76</text:p>
          </table:table-cell>
          <table:table-cell office:value-type="string" table:style-name="ce1">
            <text:p>uw</text:p>
          </table:table-cell>
          <table:table-cell office:value-type="float" office:value="5" table:style-name="ce11">
            <text:p>5</text:p>
          </table:table-cell>
          <table:table-cell table:style-name="ce11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.8000000000000007" table:style-name="ce1">
            <text:p>8.8</text:p>
          </table:table-cell>
          <table:table-cell office:value-type="string" table:style-name="ce1">
            <text:p>mw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6.76" table:style-name="ce1">
            <text:p>6.76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41" table:style-name="ce1">
            <text:p>1.41</text:p>
          </table:table-cell>
          <table:table-cell office:value-type="string" table:style-name="ce1">
            <text:p>uw</text:p>
          </table:table-cell>
          <table:table-cell office:value-type="float" office:value="10" table:style-name="ce1">
            <text:p>10</text:p>
          </table:table-cell>
          <table:table-cell office:value-type="float" office:value="1.18" table:style-name="ce1">
            <text:p>1.18</text:p>
          </table:table-cell>
          <table:table-cell office:value-type="string" table:style-name="ce1">
            <text:p>uw</text:p>
          </table:table-cell>
          <table:table-cell office:value-type="float" office:value="10" table:style-name="ce1">
            <text:p>10</text:p>
          </table:table-cell>
          <table:table-cell office:value-type="float" office:value="635" table:style-name="ce1">
            <text:p>63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0" table:style-name="ce11">
            <text:p>10</text:p>
          </table:table-cell>
          <table:table-cell table:style-name="ce11"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7.600000000000001" table:style-name="ce1">
            <text:p>17.6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1" table:style-name="ce1">
            <text:p>22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2000000000000002" table:style-name="ce1">
            <text:p>2.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83" table:style-name="ce1">
            <text:p>1.8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31" table:style-name="ce1">
            <text:p>1.31</text:p>
          </table:table-cell>
          <table:table-cell office:value-type="string" table:style-name="ce1">
            <text:p>uw</text:p>
          </table:table-cell>
          <table:table-cell office:value-type="float" office:value="15" table:style-name="ce1">
            <text:p>15</text:p>
          </table:table-cell>
          <table:table-cell office:value-type="float" office:value="21.4" table:style-name="ce1">
            <text:p>21.4</text:p>
          </table:table-cell>
          <table:table-cell table:style-name="ce1"/>
          <table:table-cell office:value-type="float" office:value="15" table:style-name="ce11">
            <text:p>15</text:p>
          </table:table-cell>
          <table:table-cell table:style-name="ce11"/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6.6" table:style-name="ce1">
            <text:p>26.6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21.4" table:style-name="ce1">
            <text:p>21.4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08" table:style-name="ce1">
            <text:p>30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.03" table:style-name="ce1">
            <text:p>3.0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.61" table:style-name="ce1">
            <text:p>2.6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.75" table:style-name="ce1">
            <text:p>1.7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8.6" table:style-name="ce1">
            <text:p>28.6</text:p>
          </table:table-cell>
          <table:table-cell table:style-name="ce1"/>
          <table:table-cell office:value-type="float" office:value="20" table:style-name="ce11">
            <text:p>20</text:p>
          </table:table-cell>
          <table:table-cell table:style-name="ce11"/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5.5" table:style-name="ce1">
            <text:p>35.5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28.6" table:style-name="ce1">
            <text:p>28.6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0" table:style-name="ce1">
            <text:p>49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.79" table:style-name="ce1">
            <text:p>3.7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.39" table:style-name="ce1">
            <text:p>3.3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2599999999999998" table:style-name="ce1">
            <text:p>2.2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6.1" table:style-name="ce1">
            <text:p>36.1</text:p>
          </table:table-cell>
          <table:table-cell table:style-name="ce1"/>
          <table:table-cell office:value-type="float" office:value="25" table:style-name="ce11">
            <text:p>25</text:p>
          </table:table-cell>
          <table:table-cell table:style-name="ce11"/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4.9" table:style-name="ce1">
            <text:p>44.9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float" office:value="36.1" table:style-name="ce1">
            <text:p>36.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63" table:style-name="ce1">
            <text:p>66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.6100000000000003" table:style-name="ce1">
            <text:p>4.6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.17" table:style-name="ce1">
            <text:p>4.1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81" table:style-name="ce1">
            <text:p>2.8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3.9" table:style-name="ce1">
            <text:p>43.9</text:p>
          </table:table-cell>
          <table:table-cell table:style-name="ce1"/>
          <table:table-cell office:value-type="float" office:value="30" table:style-name="ce11">
            <text:p>30</text:p>
          </table:table-cell>
          <table:table-cell table:style-name="ce11"/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office:value-type="float" office:value="43.9" table:style-name="ce1">
            <text:p>43.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40" table:style-name="ce1">
            <text:p>84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5.43" table:style-name="ce1">
            <text:p>5.4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.97" table:style-name="ce1">
            <text:p>4.9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3.41" table:style-name="ce1">
            <text:p>3.4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51.5" table:style-name="ce1">
            <text:p>51.5</text:p>
          </table:table-cell>
          <table:table-cell table:style-name="ce1"/>
          <table:table-cell office:value-type="float" office:value="35" table:style-name="ce11">
            <text:p>35</text:p>
          </table:table-cell>
          <table:table-cell table:style-name="ce11"/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2.7" table:style-name="ce1">
            <text:p>62.7</text:p>
          </table:table-cell>
          <table:table-cell table:number-columns-repeated="3" table:style-name="ce1"/>
          <table:table-cell office:value-type="float" office:value="35" table:style-name="ce1">
            <text:p>35</text:p>
          </table:table-cell>
          <table:table-cell office:value-type="float" office:value="51.5" table:style-name="ce1">
            <text:p>51.5</text:p>
          </table:table-cell>
          <table:table-cell table:number-columns-repeated="1635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02" table:style-name="ce1">
            <text:p>1.02</text:p>
          </table:table-cell>
          <table:table-cell office:value-type="string" table:style-name="ce1">
            <text:p>mw</text:p>
          </table:table-cell>
          <table:table-cell office:value-type="float" office:value="40" table:style-name="ce1">
            <text:p>40</text:p>
          </table:table-cell>
          <table:table-cell office:value-type="float" office:value="6.25" table:style-name="ce1">
            <text:p>6.2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.89" table:style-name="ce1">
            <text:p>5.8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.01" table:style-name="ce1">
            <text:p>4.0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9.1" table:style-name="ce1">
            <text:p>59.1</text:p>
          </table:table-cell>
          <table:table-cell table:style-name="ce1"/>
          <table:table-cell office:value-type="float" office:value="40" table:style-name="ce11">
            <text:p>40</text:p>
          </table:table-cell>
          <table:table-cell table:style-name="ce11"/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71.400000000000006" table:style-name="ce1">
            <text:p>71.4</text:p>
          </table:table-cell>
          <table:table-cell table:number-columns-repeated="3" table:style-name="ce1"/>
          <table:table-cell office:value-type="float" office:value="40" table:style-name="ce1">
            <text:p>40</text:p>
          </table:table-cell>
          <table:table-cell office:value-type="float" office:value="59.1" table:style-name="ce1">
            <text:p>59.1</text:p>
          </table:table-cell>
          <table:table-cell table:number-columns-repeated="1635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.23" table:style-name="ce1">
            <text:p>1.2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7.1" table:style-name="ce1">
            <text:p>7.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.75" table:style-name="ce1">
            <text:p>6.7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4.6399999999999997" table:style-name="ce1">
            <text:p>4.64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6.400000000000006" table:style-name="ce1">
            <text:p>66.4</text:p>
          </table:table-cell>
          <table:table-cell table:style-name="ce1"/>
          <table:table-cell office:value-type="float" office:value="45" table:style-name="ce11">
            <text:p>45</text:p>
          </table:table-cell>
          <table:table-cell table:style-name="ce11"/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.400000000000006" table:style-name="ce1">
            <text:p>80.4</text:p>
          </table:table-cell>
          <table:table-cell table:number-columns-repeated="3" table:style-name="ce1"/>
          <table:table-cell office:value-type="float" office:value="45" table:style-name="ce1">
            <text:p>45</text:p>
          </table:table-cell>
          <table:table-cell office:value-type="float" office:value="66.400000000000006" table:style-name="ce1">
            <text:p>66.4</text:p>
          </table:table-cell>
          <table:table-cell table:number-columns-repeated="1635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45" table:style-name="ce1">
            <text:p>1.4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.93" table:style-name="ce1">
            <text:p>7.9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.67" table:style-name="ce1">
            <text:p>7.6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.25" table:style-name="ce1">
            <text:p>5.2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3.900000000000006" table:style-name="ce1">
            <text:p>73.9</text:p>
          </table:table-cell>
          <table:table-cell table:style-name="ce1"/>
          <table:table-cell office:value-type="float" office:value="50" table:style-name="ce11">
            <text:p>50</text:p>
          </table:table-cell>
          <table:table-cell table:style-name="ce11"/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80.2" table:style-name="ce1">
            <text:p>80.2</text:p>
          </table:table-cell>
          <table:table-cell table:number-columns-repeated="3" table:style-name="ce1"/>
          <table:table-cell office:value-type="float" office:value="50" table:style-name="ce1">
            <text:p>50</text:p>
          </table:table-cell>
          <table:table-cell office:value-type="float" office:value="73.900000000000006" table:style-name="ce1">
            <text:p>73.9</text:p>
          </table:table-cell>
          <table:table-cell table:number-columns-repeated="1635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61" table:style-name="ce1">
            <text:p>1.6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8.77" table:style-name="ce1">
            <text:p>8.7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8.57" table:style-name="ce1">
            <text:p>8.5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.89" table:style-name="ce1">
            <text:p>5.89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81.3" table:style-name="ce1">
            <text:p>81.3</text:p>
          </table:table-cell>
          <table:table-cell table:style-name="ce1"/>
          <table:table-cell office:value-type="float" office:value="55" table:style-name="ce11">
            <text:p>55</text:p>
          </table:table-cell>
          <table:table-cell table:style-name="ce11"/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8.3" table:style-name="ce1">
            <text:p>98.3</text:p>
          </table:table-cell>
          <table:table-cell table:number-columns-repeated="3" table:style-name="ce1"/>
          <table:table-cell office:value-type="float" office:value="55" table:style-name="ce1">
            <text:p>55</text:p>
          </table:table-cell>
          <table:table-cell office:value-type="float" office:value="81.3" table:style-name="ce1">
            <text:p>81.3</text:p>
          </table:table-cell>
          <table:table-cell table:number-columns-repeated="1635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.61" table:style-name="ce1">
            <text:p>9.6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.4600000000000009" table:style-name="ce1">
            <text:p>9.4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.52" table:style-name="ce1">
            <text:p>6.5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89.2" table:style-name="ce1">
            <text:p>89.2</text:p>
          </table:table-cell>
          <table:table-cell table:style-name="ce1"/>
          <table:table-cell office:value-type="float" office:value="60" table:style-name="ce11">
            <text:p>60</text:p>
          </table:table-cell>
          <table:table-cell table:style-name="ce11"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08" table:style-name="ce1">
            <text:p>108</text:p>
          </table:table-cell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float" office:value="89.2" table:style-name="ce1">
            <text:p>89.2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.0099999999999998" table:style-name="ce1">
            <text:p>2.0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0.5" table:style-name="ce1">
            <text:p>10.5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0.3" table:style-name="ce1">
            <text:p>10.3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7.13" table:style-name="ce1">
            <text:p>7.13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7.1" table:style-name="ce1">
            <text:p>97.1</text:p>
          </table:table-cell>
          <table:table-cell table:style-name="ce1"/>
          <table:table-cell office:value-type="float" office:value="65" table:style-name="ce11">
            <text:p>65</text:p>
          </table:table-cell>
          <table:table-cell table:style-name="ce11"/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19" table:style-name="ce1">
            <text:p>119</text:p>
          </table:table-cell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97.1" table:style-name="ce1">
            <text:p>97.1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.21" table:style-name="ce1">
            <text:p>2.2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1.3" table:style-name="ce1">
            <text:p>11.3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.74" table:style-name="ce1">
            <text:p>7.74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70" table:style-name="ce11">
            <text:p>70</text:p>
          </table:table-cell>
          <table:table-cell table:style-name="ce11"/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7" table:style-name="ce1">
            <text:p>127</text:p>
          </table:table-cell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number-columns-repeated="16359"/>
        </table:table-row>
        <table:table-row table:style-name="ro1"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12.1" table:style-name="ce1">
            <text:p>12.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1.8" table:style-name="ce1">
            <text:p>11.8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8.2899999999999991" table:style-name="ce1">
            <text:p>8.29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75" table:style-name="ce11">
            <text:p>75</text:p>
          </table:table-cell>
          <table:table-cell table:style-name="ce11"/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112" table:style-name="ce1">
            <text:p>112</text:p>
          </table:table-cell>
          <table:table-cell table:number-columns-repeated="16359"/>
        </table:table-row>
        <table:table-row table:style-name="ro1"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.4" table:style-name="ce1">
            <text:p>12.4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.7799999999999994" table:style-name="ce1">
            <text:p>8.7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80" table:style-name="ce11">
            <text:p>80</text:p>
          </table:table-cell>
          <table:table-cell table:style-name="ce11"/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42" table:style-name="ce1">
            <text:p>142</text:p>
          </table:table-cell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121" table:style-name="ce1">
            <text:p>121</text:p>
          </table:table-cell>
          <table:table-cell table:number-columns-repeated="16359"/>
        </table:table-row>
        <table:table-row table:style-name="ro1"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.2" table:style-name="ce1">
            <text:p>13.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9.42" table:style-name="ce1">
            <text:p>9.4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85" table:style-name="ce11">
            <text:p>85</text:p>
          </table:table-cell>
          <table:table-cell table:style-name="ce11"/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51" table:style-name="ce1">
            <text:p>151</text:p>
          </table:table-cell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29" table:style-name="ce1">
            <text:p>129</text:p>
          </table:table-cell>
          <table:table-cell table:number-columns-repeated="16359"/>
        </table:table-row>
        <table:table-row table:style-name="ro1">
          <table:table-cell table:number-columns-repeated="3" table:style-name="ce1"/>
          <table:table-cell office:value-type="float" office:value="90" table:style-name="ce1">
            <text:p>90</text:p>
          </table:table-cell>
          <table:table-cell office:value-type="float" office:value="14.9" table:style-name="ce1">
            <text:p>14.9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3.8" table:style-name="ce1">
            <text:p>13.8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.8699999999999992" table:style-name="ce1">
            <text:p>9.8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90" table:style-name="ce11">
            <text:p>90</text:p>
          </table:table-cell>
          <table:table-cell table:style-name="ce11"/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59" table:style-name="ce1">
            <text:p>159</text:p>
          </table:table-cell>
          <table:table-cell table:number-columns-repeated="3" table:style-name="ce1"/>
          <table:table-cell office:value-type="float" office:value="90" table:style-name="ce1">
            <text:p>90</text:p>
          </table:table-cell>
          <table:table-cell office:value-type="float" office:value="136" table:style-name="ce1">
            <text:p>136</text:p>
          </table:table-cell>
          <table:table-cell table:number-columns-repeated="16359"/>
        </table:table-row>
        <table:table-row table:style-name="ro1">
          <table:table-cell table:number-columns-repeated="3" table:style-name="ce1"/>
          <table:table-cell office:value-type="float" office:value="95" table:style-name="ce1">
            <text:p>95</text:p>
          </table:table-cell>
          <table:table-cell office:value-type="float" office:value="15.8" table:style-name="ce1">
            <text:p>15.8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4.2" table:style-name="ce1">
            <text:p>14.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95" table:style-name="ce11">
            <text:p>95</text:p>
          </table:table-cell>
          <table:table-cell table:style-name="ce11"/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67" table:style-name="ce1">
            <text:p>167</text:p>
          </table:table-cell>
          <table:table-cell table:number-columns-repeated="3" table:style-name="ce1"/>
          <table:table-cell office:value-type="float" office:value="95" table:style-name="ce1">
            <text:p>95</text:p>
          </table:table-cell>
          <table:table-cell office:value-type="float" office:value="142" table:style-name="ce1">
            <text:p>142</text:p>
          </table:table-cell>
          <table:table-cell table:number-columns-repeated="16359"/>
        </table:table-row>
        <table:table-row table:style-name="ro1"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16.899999999999999" table:style-name="ce1">
            <text:p>16.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3.1" table:style-name="ce1">
            <text:p>13.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9.58" table:style-name="ce1">
            <text:p>9.5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100" table:style-name="ce11">
            <text:p>100</text:p>
          </table:table-cell>
          <table:table-cell table:style-name="ce11"/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74" table:style-name="ce1">
            <text:p>174</text:p>
          </table:table-cell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149" table:style-name="ce1">
            <text:p>149</text:p>
          </table:table-cell>
          <table:table-cell table:number-columns-repeated="16359"/>
        </table:table-row>
        <table:table-row table:style-name="ro1">
          <table:table-cell table:number-columns-repeated="15" table:style-name="ce1"/>
          <table:table-cell table:number-columns-repeated="2" table:style-name="ce11"/>
          <table:table-cell table:number-columns-repeated="16367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4decembre2020" table:style-name="ta1">
        <table:table-column table:style-name="co2" table:number-columns-repeated="3" table:default-cell-style-name="ce1"/>
        <table:table-column table:style-name="co3" table:number-columns-repeated="16381" table:default-cell-style-name="ce1"/>
        <table:table-row table:style-name="ro4">
          <table:table-cell office:value-type="string" table:style-name="ce2">
            <text:p>Percentage applied</text:p>
          </table:table-cell>
          <table:table-cell office:value-type="string" table:style-name="ce2">
            <text:p>Power Measured (at BFP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.06" table:style-name="ce1">
            <text:p>6.06</text:p>
          </table:table-cell>
          <table:table-cell office:value-type="string" table:style-name="ce1">
            <text:p>uW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.45" table:style-name="ce1">
            <text:p>12.45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.6" table:style-name="ce1">
            <text:p>25.6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8.799999999999997" table:style-name="ce1">
            <text:p>38.8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table:number-columns-repeated="16382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2.5" table:style-name="ce1">
            <text:p>52.5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9.1" table:style-name="ce1">
            <text:p>59.1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2.7" table:style-name="ce1">
            <text:p>72.7</text:p>
          </table:table-cell>
          <table:table-cell table:number-columns-repeated="16382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9.2" table:style-name="ce1">
            <text:p>79.2</text:p>
          </table:table-cell>
          <table:table-cell table:number-columns-repeated="16382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6.6" table:style-name="ce1">
            <text:p>86.6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2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0</meta:generator>
    <dc:creator>Albert Michaud-Gagnon</dc:creator>
    <meta:creation-date>2009-04-16T11:32:48Z</meta:creation-date>
    <dc:date>2022-04-26T21:11:37Z</dc:date>
    <meta:editing-cycles>20</meta:editing-cycles>
    <meta:editing-duration>PT26876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7jan2020.$C$5:.$C$24" chart:class="chart:scatter" chart:attached-axis="primary-y" chart:style-name="G0S0">
            <chart:domain table:cell-range-address="17jan2020.$B$5:.$B$24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7jan2020.$G$5:.$G$24" chart:class="chart:scatter" chart:attached-axis="primary-y" chart:style-name="G0S0">
            <chart:domain table:cell-range-address="17jan2020.$F$5:.$F$24"/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